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svg:stroke-color="#cc3300" draw:fill-color="#ff6600" draw:textarea-horizontal-align="justify" draw:textarea-vertical-align="middle" draw:auto-grow-height="false" fo:min-height="1.6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cc9900" draw:fill-color="#ffff00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svg:stroke-color="#cc0000" draw:fill-color="#ff3333" draw:textarea-horizontal-align="justify" draw:textarea-vertical-align="middle" draw:auto-grow-height="false" fo:min-height="0.458cm" fo:min-width="0.20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9900" draw:fill-color="#99ff66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svg:stroke-color="#6600cc" draw:fill-color="#9900ff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65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99ff66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cm" svg:height="2cm" svg:x="9.5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cm" svg:height="2cm" svg:x="5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4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cm" svg:height="2cm" svg:x="3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cm" svg:height="2cm" svg:x="7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2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6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2.2cm" draw:transform="rotate (0.959931088596881) translate (11.5cm 14.4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2.2cm" draw:transform="rotate (-0.959931088596881) translate (8.875cm 13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2.2cm" draw:transform="rotate (-0.523598775598299) translate (4.804cm 17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2.2cm" draw:transform="rotate (-0.523598775598299) translate (13.8cm 17.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2.2cm" draw:transform="rotate (0.5235987755983) translate (6.3cm 17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1cm" svg:height="2.2cm" draw:transform="rotate (0.5235987755983) translate (15.301cm 17.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.84cm" svg:height="0.962cm" svg:x="9.6cm" svg:y="11cm">
          <draw:text-box>
            <text:p>Root</text:p>
          </draw:text-box>
        </draw:frame>
        <draw:frame draw:style-name="gr3" draw:text-style-name="P3" draw:layer="layout" svg:width="2.365cm" svg:height="0.962cm" svg:x="9.35cm" svg:y="12.7cm">
          <draw:text-box>
            <text:p>Node1</text:p>
          </draw:text-box>
        </draw:frame>
        <draw:frame draw:style-name="gr3" draw:text-style-name="P3" draw:layer="layout" svg:width="2.365cm" svg:height="0.962cm" svg:x="4.8cm" svg:y="15.7cm">
          <draw:text-box>
            <text:p>Node2</text:p>
          </draw:text-box>
        </draw:frame>
        <draw:frame draw:style-name="gr3" draw:text-style-name="P3" draw:layer="layout" svg:width="2.365cm" svg:height="0.962cm" svg:x="13.8cm" svg:y="15.7cm">
          <draw:text-box>
            <text:p>Node3</text:p>
          </draw:text-box>
        </draw:frame>
        <draw:frame draw:style-name="gr3" draw:text-style-name="P3" draw:layer="layout" svg:width="2.365cm" svg:height="0.962cm" svg:x="2.8cm" svg:y="20.2cm">
          <draw:text-box>
            <text:p>Node4</text:p>
          </draw:text-box>
        </draw:frame>
        <draw:frame draw:style-name="gr3" draw:text-style-name="P3" draw:layer="layout" svg:width="2.365cm" svg:height="0.962cm" svg:x="6.801cm" svg:y="20.2cm">
          <draw:text-box>
            <text:p>Node5</text:p>
          </draw:text-box>
        </draw:frame>
        <draw:frame draw:style-name="gr3" draw:text-style-name="P3" draw:layer="layout" svg:width="2.365cm" svg:height="0.962cm" svg:x="11.801cm" svg:y="20.2cm">
          <draw:text-box>
            <text:p>Node6</text:p>
          </draw:text-box>
        </draw:frame>
        <draw:frame draw:style-name="gr3" draw:text-style-name="P3" draw:layer="layout" svg:width="2.365cm" svg:height="0.962cm" svg:x="15.801cm" svg:y="20.2cm">
          <draw:text-box>
            <text:p>Node7</text:p>
          </draw:text-box>
        </draw:frame>
        <draw:custom-shape draw:style-name="gr4" draw:text-style-name="P4" xml:id="id1" draw:id="id1" draw:layer="layout" svg:width="2cm" svg:height="2cm" svg:x="14.00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365cm" svg:height="0.962cm" svg:x="13.8cm" svg:y="4.3cm">
          <draw:text-box>
            <text:p>Node8</text:p>
          </draw:text-box>
        </draw:frame>
        <draw:frame draw:style-name="gr3" draw:text-style-name="P3" draw:layer="layout" svg:width="3.457cm" svg:height="0.962cm" svg:x="13.25cm" svg:y="1.5cm">
          <draw:text-box>
            <text:p>New Node</text:p>
          </draw:text-box>
        </draw:frame>
        <draw:frame draw:style-name="gr3" draw:text-style-name="P3" draw:layer="layout" svg:width="3.889cm" svg:height="0.962cm" svg:x="13.051cm" svg:y="2.5cm">
          <draw:text-box>
            <text:p>Parent ID: 5</text:p>
          </draw:text-box>
        </draw:frame>
        <draw:custom-shape draw:style-name="gr5" draw:text-style-name="P5" draw:layer="layout" svg:width="1cm" svg:height="1cm" svg:x="12.5cm" svg:y="8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" draw:text-style-name="P5" draw:layer="layout" svg:width="1cm" svg:height="1cm" svg:x="1.601cm" svg:y="16.4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" draw:text-style-name="P5" draw:layer="layout" svg:width="1cm" svg:height="1cm" svg:x="6.701cm" svg:y="13.00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6" draw:text-style-name="P6" draw:layer="layout" draw:type="curve" svg:x1="15.001cm" svg:y1="5.801cm" svg:x2="10.5cm" svg:y2="12.2cm" draw:start-shape="id1" draw:start-glue-point="8" draw:end-shape="id2" svg:d="M15001 5801c0 4800-4501 1601-4501 6399" svg:viewBox="0 0 4502 6400">
          <text:p/>
        </draw:connector>
        <draw:connector draw:style-name="gr6" draw:text-style-name="P6" draw:layer="layout" draw:type="curve" svg:x1="9.5cm" svg:y1="13.2cm" svg:x2="6cm" svg:y2="15.2cm" draw:start-shape="id2" draw:start-glue-point="6" draw:end-shape="id3" draw:end-glue-point="4" svg:d="M9500 13200c-2334 0-3500 666-3500 2000" svg:viewBox="0 0 3501 2001">
          <text:p/>
        </draw:connector>
        <draw:connector draw:style-name="gr6" draw:text-style-name="P6" draw:layer="layout" draw:type="curve" draw:line-skew="-0.755cm" svg:x1="5cm" svg:y1="16.2cm" svg:x2="3cm" svg:y2="20.7cm" draw:start-shape="id3" draw:start-glue-point="6" draw:end-shape="id4" draw:end-glue-point="6" svg:d="M5000 16200c-4884 0-3884 4500-2000 4500" svg:viewBox="0 0 3553 4501">
          <text:p/>
        </draw:connector>
        <draw:connector draw:style-name="gr6" draw:text-style-name="P6" draw:layer="layout" draw:type="curve" draw:line-skew="0.775cm" svg:x1="7cm" svg:y1="16.2cm" svg:x2="9cm" svg:y2="20.7cm" draw:start-shape="id3" draw:start-glue-point="10" draw:end-shape="id5" draw:end-glue-point="10" svg:d="M7000 16200c4915 0 3915 4500 2000 4500" svg:viewBox="0 0 3576 4501">
          <text:p/>
        </draw:connector>
        <draw:custom-shape draw:style-name="gr7" draw:text-style-name="P7" draw:layer="layout" svg:width="1cm" svg:height="1cm" svg:x="9.4cm" svg:y="16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8" draw:layer="layout" svg:width="2cm" svg:height="2cm" svg:x="7.051cm" svg:y="24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3" draw:layer="layout" svg:width="2.365cm" svg:height="0.962cm" svg:x="6.85cm" svg:y="25.001cm">
          <draw:text-box>
            <text:p>Node8</text:p>
          </draw:text-box>
        </draw:frame>
        <draw:custom-shape draw:style-name="gr2" draw:text-style-name="P2" draw:layer="layout" svg:width="1cm" svg:height="2.2cm" svg:x="7.55cm" svg:y="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9" draw:layer="layout" svg:width="2.826cm" svg:height="0.725cm" svg:x="12cm" svg:y="7cm">
          <draw:text-box>
            <text:p><text:span text:style-name="T1">Traversing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16:26:51.755383248</meta:creation-date>
    <dc:date>2017-09-05T17:30:05.950384650</dc:date>
    <meta:editing-duration>PT6M25S</meta:editing-duration>
    <meta:editing-cycles>4</meta:editing-cycles>
    <meta:generator>LibreOffice/5.1.6.2$Linux_X86_64 LibreOffice_project/10m0$Build-2</meta:generator>
    <meta:document-statistic meta:object-count="37"/>
  </office:meta>
</office:document-meta>
</file>